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81e8a" officeooo:paragraph-rsid="00125034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fbc44" officeooo:paragraph-rsid="0012503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bc44" officeooo:paragraph-rsid="0012503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2e21d" officeooo:paragraph-rsid="0012e21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3ae05" officeooo:paragraph-rsid="0013ae0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54e1d" officeooo:paragraph-rsid="00154e1d" style:font-size-asian="10.5pt" style:font-size-complex="12pt"/>
    </style:style>
    <style:style style:name="P7" style:family="paragraph" style:parent-style-name="Text_20_body">
      <style:paragraph-properties fo:text-align="start" style:justify-single-word="false"/>
      <style:text-properties fo:font-size="12pt" officeooo:rsid="0012e21d" officeooo:paragraph-rsid="0012e21d" style:font-size-asian="10.5pt" style:font-size-complex="12pt"/>
    </style:style>
    <style:style style:name="P8" style:family="paragraph" style:parent-style-name="Text_20_body">
      <style:text-properties officeooo:paragraph-rsid="0012e21d"/>
    </style:style>
    <style:style style:name="P9" style:family="paragraph" style:parent-style-name="Text_20_body">
      <style:text-properties officeooo:paragraph-rsid="0013ae05"/>
    </style:style>
    <style:style style:name="P10" style:family="paragraph" style:parent-style-name="Preformatted_20_Text">
      <style:paragraph-properties fo:text-align="start" style:justify-single-word="false"/>
      <style:text-properties fo:font-size="12pt" officeooo:rsid="0013ae05" officeooo:paragraph-rsid="0013ae05" style:font-size-asian="10.5pt" style:font-size-complex="12pt"/>
    </style:style>
    <style:style style:name="P11" style:family="paragraph" style:parent-style-name="Preformatted_20_Text">
      <style:text-properties officeooo:paragraph-rsid="00154e1d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25034"/>
    </style:style>
    <style:style style:name="T2" style:family="text">
      <style:text-properties officeooo:rsid="0012e21d"/>
    </style:style>
    <style:style style:name="T3" style:family="text">
      <style:text-properties officeooo:rsid="0013ae05"/>
    </style:style>
    <style:style style:name="T4" style:family="text">
      <style:text-properties officeooo:rsid="00154e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Séance <text:span text:style-name="T1">3 (Ben Mohamed)</text:span></text:p>
      <text:p text:style-name="P2"/>
      <text:p text:style-name="P2">Jeudi <text:span text:style-name="T1">10 Janvier</text:span> 201<text:span text:style-name="T1">9</text:span></text:p>
      <text:p text:style-name="P2"/>
      <text:p text:style-name="P4">Voici le <text:s/>code python <text:s/>dont je parlait dans le rapport précédent :</text:p>
      <text:p text:style-name="P4"/>
      <text:p text:style-name="P7"><text:span text:style-name="Strong_20_Emphasis">Python Code:</text:span></text:p>
      <text:p text:style-name="Text_20_body">import serial #<text:span text:style-name="T3">Librairies décrite dans le rapport deux</text:span><text:line-break/>import time #<text:line-break/>import pyautogui</text:p>
      <text:p text:style-name="Text_20_body">ArduinoSerial = serial.Serial('com18',9600) #<text:span text:style-name="T3">Le port arduino utilisé</text:span><text:line-break/>time.sleep(2) #<text:span text:style-name="T3">attendre </text:span>2 seconds <text:span text:style-name="T3">pour que la communication soit établie</text:span></text:p>
      <text:p text:style-name="P8">while 1: <text:tab/><text:tab/><text:tab/><text:tab/><text:tab/><text:tab/><text:span text:style-name="T3">#Boucle à l’infini</text:span><text:line-break/><text:tab/>incoming = str (ArduinoSerial.readline()) #<text:span text:style-name="T2">Lire les données envoyées par Arduino et les <text:tab/><text:tab/><text:tab/><text:tab/><text:tab/><text:tab/><text:tab/>mettre dans la variable incoming</text:span><text:line-break/><text:tab/></text:p>
      <text:p text:style-name="P9"><text:tab/>if 'Rewind' in incoming:<text:tab/><text:tab/><text:tab/><text:span text:style-name="T2">#Si Arduino envoie «Rewind»(en fonction de la <text:tab/><text:tab/><text:tab/><text:tab/><text:tab/><text:tab/><text:tab/>distance main-module) Pyhton éxecute ctrl+'left'</text:span></text:p>
      <text:p text:style-name="P9"><text:tab/><text:tab/><text:tab/><text:tab/><text:tab/><text:tab/><text:tab/><text:span text:style-name="T3">Ainsi de suite...</text:span><text:line-break/><text:tab/><text:tab/>pyautogui.hotkey('ctrl', 'left')  </text:p>
      <text:p text:style-name="P8"><text:span text:style-name="T2"><text:tab/></text:span></text:p>
      <text:p text:style-name="P8"><text:span text:style-name="T2"><text:tab/>i</text:span>f 'Forward' in incoming:<text:line-break/><text:tab/><text:tab/>pyautogui.hotkey('ctrl', 'right') </text:p>
      <text:p text:style-name="P8"><text:tab/>if 'Play/Pause' in incoming:<text:line-break/><text:tab/><text:tab/>pyautogui.typewrite(['space'], 0.2)</text:p>
      <text:p text:style-name="P8"/>
      <text:p text:style-name="P8"><text:tab/>if 'Vup' in incoming:<text:line-break/><text:tab/><text:tab/>pyautogui.hotkey('ctrl', 'down')<text:line-break/></text:p>
      <text:p text:style-name="P8"><text:tab/>if 'Vdown' in incoming:<text:line-break/><text:tab/><text:tab/>pyautogui.hotkey('ctrl', 'up')</text:p>
      <text:p text:style-name="Text_20_body"><text:tab/><text:tab/>incoming = "";</text:p>
      <text:p text:style-name="P4"/>
      <text:p text:style-name="P4"/>
      <text:p text:style-name="P5">J’ai aussi commencé à préparer la présentation pour le premier exposé oral qui aura lieu le 17 janvier 2019.</text:p>
      <text:p text:style-name="P5"/>
      <text:p text:style-name="P5">J’ai continué l’étude de ma partie arduino qui permet d’augmenter ou descendre le volume d’une video en fonction de la distance entre le module et une main humaine.</text:p>
      <text:p text:style-name="P5"/>
      <text:p text:style-name="P5"/>
      <text:p text:style-name="P5"><text:soft-page-break/></text:p>
      <text:p text:style-name="P5">Code:</text:p>
      <text:p text:style-name="P5"/>
      <text:p text:style-name="P10">//Module Gauche</text:p>
      <text:p text:style-name="Preformatted_20_Text"><text:tab/><text:tab/><text:tab/><text:tab/><text:tab/><text:tab/><text:tab/><text:tab/><text:span text:style-name="T3">#Mise en place du fonctionement <text:tab/></text:span></text:p>
      <text:p text:style-name="P11"><text:tab/><text:tab/><text:tab/><text:tab/><text:tab/><text:tab/><text:tab/><text:tab/> <text:span text:style-name="T3">distance est entr 13 et 17cm</text:span></text:p>
      <text:p text:style-name="P11">if (distL&gt;=13 &amp;&amp; distL&lt;=17)</text:p>
      <text:p text:style-name="Preformatted_20_Text"><text:s text:c="2"/>{</text:p>
      <text:p text:style-name="Preformatted_20_Text"><text:s text:c="4"/>Serial.println("<text:span text:style-name="T4">Gauche</text:span> <text:span text:style-name="T4">marche</text:span>");</text:p>
      <text:p text:style-name="Preformatted_20_Text"><text:s text:c="4"/>while(distL&lt;=40)</text:p>
      <text:p text:style-name="Preformatted_20_Text"><text:s text:c="4"/>{</text:p>
      <text:p text:style-name="Preformatted_20_Text"><text:s text:c="6"/>calculate_distance(trigger1,echo1);</text:p>
      <text:p text:style-name="Preformatted_20_Text"><text:s text:c="6"/>distL =dist;</text:p>
      <text:p text:style-name="Preformatted_20_Text"><text:s text:c="6"/>if (distL&lt;10) //Hand pushed in <text:tab/><text:tab/><text:tab/><text:span text:style-name="T4">#distance plus petit que 10</text:span></text:p>
      <text:p text:style-name="Preformatted_20_Text"><text:tab/><text:tab/><text:tab/><text:tab/><text:tab/><text:tab/><text:tab/><text:tab/><text:tab/><text:span text:style-name="T4">on augmente le volume</text:span></text:p>
      <text:p text:style-name="Preformatted_20_Text"><text:s text:c="6"/>{Serial.println ("Vup"); delay (300);}</text:p>
      <text:p text:style-name="Preformatted_20_Text"><text:s text:c="6"/>if (distL&gt;20) //Hand pulled out<text:tab/><text:tab/><text:tab/><text:span text:style-name="T4">#distance plus petit que <text:tab/><text:tab/><text:tab/><text:tab/><text:tab/><text:tab/><text:tab/><text:tab/><text:tab/>20cm on diminue<text:tab/></text:span></text:p>
      <text:p text:style-name="Preformatted_20_Text"><text:s text:c="6"/>{Serial.println ("Vdown"); delay (300);}</text:p>
      <text:p text:style-name="Preformatted_20_Text"><text:s text:c="4"/>}</text:p>
      <text:p text:style-name="Preformatted_20_Text"><text:s text:c="2"/>}</text:p>
      <text:p text:style-name="P12"/>
      <text:p text:style-name="P5"/>
      <text:p text:style-name="P5"/>
      <text:p text:style-name="P6">J’essaie toujours d’améliorer le programme pour que le volume descende lorsque ma main s’éloigne du module et pas lorsque qu’il est juste à une distance supérieur à 20cm, (ici si la main reste immobile à une distace supérieur à 20cm le volume descend) </text:p>
      <text:p text:style-name="P6"/>
      <text:p text:style-name="P6">Pareil pour augmenter le volume</text:p>
      <text:p text:style-name="P6"><text:line-break/>Pour avoir une plus <text:s/>belle corrélation.</text:p>
      <text:p text:style-name="P6"/>
      <text:p text:style-name="P6">Normalement il doit y avoir une boucle wh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0:11:25.269833822</meta:creation-date>
    <dc:date>2019-01-10T20:01:24.022530760</dc:date>
    <meta:editing-duration>PT6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294" meta:character-count="2144" meta:non-whitespace-character-count="1730"/>
  </office:meta>
</office:document-meta>
</file>